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02cm solid #000000"/>
    </style:style>
    <style:style style:name="TablaNotables.A2" style:family="table-cell">
      <style:table-cell-properties fo:padding="0.097cm" fo:border-left="0.002cm solid #000000" fo:border-right="none" fo:border-top="none" fo:border-bottom="0.002cm solid #000000"/>
    </style:style>
    <style:style style:name="TablaNotabl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Notables.5" style:family="table-row">
      <style:table-row-properties style:min-row-height="8.941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P5" style:family="paragraph" style:parent-style-name="Heading_20_2">
      <style:paragraph-properties fo:text-align="center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87355279275559328" text:style-name="WWNum1">
        <text:list-header>
          <text:h text:style-name="P4" text:outline-level="1">Papas-Firestore</text:h>
        </text:list-header>
      </text:list>
      <text:list xml:id="list9004299208509302978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2-6-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p text:style-name="P1"/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1795536217" text:continue-numbering="true" text:style-name="Outline">
              <text:list-item>
                <text:list>
                  <text:list-item>
                    <text:h text:style-name="P5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Notables.A2" office:value-type="string">
            <text:p text:style-name="P1"><text:a xlink:type="simple" xlink:href="https://www.youtube.com/watch?v=W-NS2RZm7QM" office:target-frame-name="_top" xlink:show="replace" text:style-name="Internet_20_link" text:visited-style-name="Visited_20_Internet_20_Link">Ejemplo cototo</text:a></text:p>
            <text:p text:style-name="P1"><text:a xlink:type="simple" xlink:href="https://www.youtube.com/watch?v=oJaYfgICjTs" office:target-frame-name="_top" xlink:show="replace" text:style-name="Internet_20_link" text:visited-style-name="Visited_20_Internet_20_Link">Insercion</text:a></text:p>
            <text:p text:style-name="P1"><text:a xlink:type="simple" xlink:href="https://www.youtube.com/watch?v=AACc80JV1sY" office:target-frame-name="_top" xlink:show="replace" text:style-name="Internet_20_link" text:visited-style-name="Visited_20_Internet_20_Link">Tabla</text:a></text:p>
            <text:p text:style-name="P1"><text:a xlink:type="simple" xlink:href="https://www.youtube.com/watch?v=mg-FXyT7sa8" office:target-frame-name="_top" xlink:show="replace" text:style-name="Internet_20_link" text:visited-style-name="Visited_20_Internet_20_Link">Borrar documento</text:a></text:p>
            <text:p text:style-name="P1"><text:a xlink:type="simple" xlink:href="https://www.youtube.com/watch?v=0nIvbY96rXs" office:target-frame-name="_top" xlink:show="replace" text:style-name="Internet_20_link" text:visited-style-name="Visited_20_Internet_20_Link">Editar</text:a></text:p>
          </table:table-cell>
          <table:table-cell table:style-name="TablaNotables.B2" office:value-type="string">
            <text:p text:style-name="Table_20_Contents">Mantenedor web en tiempo real</text:p>
          </table:table-cell>
        </table:table-row>
        <table:table-row>
          <table:table-cell table:style-name="TablaNotables.A2" office:value-type="string">
            <text:p text:style-name="P1"><text:a xlink:type="simple" xlink:href="https://codelabs.developers.google.com/codelabs/firestore-web/#0" office:target-frame-name="_top" xlink:show="replace" text:style-name="Internet_20_link" text:visited-style-name="Visited_20_Internet_20_Link">Codelab-firestore</text:a></text:p>
          </table:table-cell>
          <table:table-cell table:style-name="TablaNotables.B2" office:value-type="string">
            <text:p text:style-name="Table_20_Contents">Un restaurante con nodo js</text:p>
          </table:table-cell>
        </table:table-row>
        <table:table-row>
          <table:table-cell table:style-name="TablaNotables.A2" office:value-type="string">
            <text:p text:style-name="P3">Crear</text:p>
          </table:table-cell>
          <table:table-cell table:style-name="TablaNotables.B2" office:value-type="string">
            <text:p text:style-name="Table_20_Contents"><text:a xlink:type="simple" xlink:href="https://codelabs.developers.google.com/codelabs/flutter-firebase/#5" text:style-name="Internet_20_link" text:visited-style-name="Visited_20_Internet_20_Link">crear app firestore</text:a></text:p>
          </table:table-cell>
        </table:table-row>
        <table:table-row table:style-name="TablaNotables.5">
          <table:table-cell table:style-name="TablaNotables.A2" office:value-type="string">
            <text:p text:style-name="P3"><text:a xlink:type="simple" xlink:href="https://pub.dartlang.org/packages/cloud_firestore" text:style-name="Internet_20_link" text:visited-style-name="Visited_20_Internet_20_Link">Tipo de pluggines</text:a></text:p>
          </table:table-cell>
          <table:table-cell table:style-name="TablaNotables.B2" office:value-type="string">
            <text:p text:style-name="Table_20_Contents">Ver</text:p>
          </table:table-cell>
        </table:table-row>
        <table:table-row>
          <table:table-cell table:style-name="TablaNotables.A2" office:value-type="string">
            <text:p text:style-name="Text_20_body"><text:a xlink:type="simple" xlink:href="https://github.com/putraxor/firestore-flutter" text:style-name="Internet_20_link" text:visited-style-name="Visited_20_Internet_20_Link">mantenedor 1</text:a></text:p>
          </table:table-cell>
          <table:table-cell table:style-name="TablaNotables.B2" office:value-type="string">
            <text:p text:style-name="Table_20_Contents">Putraxor</text:p>
          </table:table-cell>
        </table:table-row>
        <table:table-row>
          <table:table-cell table:style-name="TablaNotables.A2" office:value-type="string">
            <text:p text:style-name="Text_20_body"><text:a xlink:type="simple" xlink:href="https://flutter.institute/firebase-firestore/" text:style-name="Internet_20_link" text:visited-style-name="Visited_20_Internet_20_Link">Instituto flutter</text:a></text:p>
          </table:table-cell>
          <table:table-cell table:style-name="TablaNotables.B2" office:value-type="string">
            <text:p text:style-name="Table_20_Contents">ES la parte 2 se ve buena</text:p>
          </table:table-cell>
        </table:table-row>
        <table:table-row>
          <table:table-cell table:style-name="TablaNotables.A2" office:value-type="string">
            <text:p text:style-name="Text_20_body"><text:a xlink:type="simple" xlink:href="https://github.com/flutter/plugins/blob/master/packages/cloud_firestore/example/lib/main.dart" text:style-name="Internet_20_link" text:visited-style-name="Visited_20_Internet_20_Link">Ejemplo de Flutter</text:a></text:p>
          </table:table-cell>
          <table:table-cell table:style-name="TablaNotables.B2" office:value-type="string">
            <text:p text:style-name="Table_20_Contents">Revisarr pluggins</text:p>
          </table:table-cell>
        </table:table-row>
        <table:table-row>
          <table:table-cell table:style-name="TablaNotables.A2" office:value-type="string">
            <text:p text:style-name="P1"><text:a xlink:type="simple" xlink:href="https://blog.cloudboost.io/copy-export-a-cloud-firestore-database-388cde99259b" text:style-name="Internet_20_link" text:visited-style-name="Visited_20_Internet_20_Link">script copia/exporta |db</text:a></text:p>
          </table:table-cell>
          <table:table-cell table:style-name="TablaNotables.B2" office:value-type="string">
            <text:p text:style-name="Table_20_Contents">Copia y exporta base de de dato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firestore/docs/how-to" text:style-name="Internet_20_link" text:visited-style-name="Visited_20_Internet_20_Link">how-to</text:a></text:p>
          </table:table-cell>
          <table:table-cell table:style-name="TablaNotables.B2" office:value-type="string">
            <text:p text:style-name="Table_20_Contents">Pagina con la operatoria de firestore para varios lenguajes <text:soft-page-break/>menos flutter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e6aoUnLQBAw" text:style-name="Internet_20_link" text:visited-style-name="Visited_20_Internet_20_Link">Autenticar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codelabs.developers.google.com/codelabs/flutter-firebase/#0" text:style-name="Internet_20_link" text:visited-style-name="Visited_20_Internet_20_Link">Los beb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pub.dartlang.org/packages/flutter_facebook_login" text:style-name="Internet_20_link" text:visited-style-name="Visited_20_Internet_20_Link">Autenticar por fac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steemit.com/utopian-io/@tensor/authenticating-users-with-google-sign-in-and-firebase-firestore-inside-of-dart-s-flutter-framework" text:style-name="Internet_20_link" text:visited-style-name="Visited_20_Internet_20_Link">Autentificar</text:a></text:p>
          </table:table-cell>
          <table:table-cell table:style-name="TablaNotables.B2" office:value-type="string">
            <text:p text:style-name="Table_20_Contents"><text:a xlink:type="simple" xlink:href="https://steemit.com/utopian-io/@tensor/authenticating-users-with-google-sign-in-and-firebase-firestore-inside-of-dart-s-flutter-framework" text:style-name="Internet_20_link" text:visited-style-name="Visited_20_Internet_20_Link">autenticar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firebase.google.com/docs/samples/?hl=es-419" text:style-name="Internet_20_link" text:visited-style-name="Visited_20_Internet_20_Link">Tutorial oficial firebas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codelabs.developers.google.com/codelabs/flutter-firebase/#0" text:style-name="Internet_20_link" text:visited-style-name="Visited_20_Internet_20_Link">Autenticar codelab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proandroiddev.com/getting-your-hands-dirty-with-flutter-project-setup-authorization-ad4c7ab9cd89" text:style-name="Internet_20_link" text:visited-style-name="Visited_20_Internet_20_Link">paEstudiar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medium.com/@rajeshjr/flutter-firestore-push-notification-on-data-change-youtube-style-subscribing-notifications-one-to-b09654db19e0" text:style-name="Internet_20_link" text:visited-style-name="Visited_20_Internet_20_Link">Notificacione por cambio de datos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flutter.institute/firebase-firestore/" text:style-name="Internet_20_link" text:visited-style-name="Visited_20_Internet_20_Link">instituto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Las librerias</text:p>
          </table:table-cell>
          <table:table-cell table:style-name="TablaNotables.B2" office:value-type="string">
            <text:p text:style-name="Table_20_Contents"><text:a xlink:type="simple" xlink:href="https://github.com/flutter/plugins/blob/master/FlutterFire.md" text:style-name="Internet_20_link" text:visited-style-name="Visited_20_Internet_20_Link">flutterfire</text:a></text:p>
          </table:table-cell>
        </table:table-row>
      </table:table>
      <text:p text:style-name="P1"><text:tab/></text:p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25</meta:editing-cycles>
    <meta:creation-date>2018-03-07T12:45:00</meta:creation-date>
    <dc:date>2019-02-09T02:26:02</dc:date>
    <meta:editing-duration>PT11H26M17S</meta:editing-duration>
    <meta:generator>OpenOffice/4.1.6$Unix OpenOffice.org_project/416m1$Build-9790</meta:generator>
    <meta:document-statistic meta:table-count="1" meta:image-count="0" meta:object-count="0" meta:page-count="4" meta:paragraph-count="44" meta:word-count="108" meta:character-count="750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